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75in" fo:break-before="auto" style:use-optimal-row-height="false"/>
    </style:style>
    <style:style style:name="ro5" style:family="table-row">
      <style:table-row-properties style:row-height="0.7563in" fo:break-before="auto" style:use-optimal-row-height="false"/>
    </style:style>
    <style:style style:name="ro6" style:family="table-row">
      <style:table-row-properties style:row-height="0.7354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meeting for new alignment changes to be done today and enhancement for financial report page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final testing of sorting in artist listing page for all user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changed the image for dh1 for login page and for rest of the site and changed coding for it and also make changes in style-sheet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Header minimize issue 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there was a problem if there is no result for the searched option in distribution &gt; Dsps tab,there was changes in all te pages as alignment was not clean and also the there was a rjs error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bug reproducing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all changes updated on Diy as gagan was busy with the work,after updating changes there was a issue for the alignment changes of header so fixed that issue and verified it on Diy server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bugs verifying 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hanged the alignment of financial report page and fixed it as per told by snehal,while setting the width there was a issue that the left pane was going far left as page is loaded,so fixed that issue But not updated on Diy server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19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03T19:32:59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4" meta:object-count="0"/>
  </office:meta>
</office:document-meta>
</file>